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ziś zrecenzuję dzieła Uszatki - graficzki na forum mlppolska i polskiej twórczyni. Jej DA znajdziecie tutaj: <text:a xlink:type="simple" xlink:href="http://xxuszatkaxx.deviantart.com" text:style-name="Internet_20_link" text:visited-style-name="Visited_20_Internet_20_Link"><text:span text:style-name="T1">http://xxuszatkaxx.deviantart.com</text:span></text:a>. Ma ona tam profil już od dwóch lat, ale jej pierwsze prace pochodzą z lutego 2016 roku. Nie zajmę się nimi, gdyż od tamtego czasu styl autorki uległ znaczącym zmianom.</text:p>
      <text:p text:style-name="P2"/>
      <text:p text:style-name="P2"><text:span text:style-name="T1"><office:annotation office:name="__Annotation__9_1360298023"><dc:creator>Jakub Lisiecki</dc:creator><dc:date>2017-01-08T23:11:24</dc:date><text:p><text:span text:style-name="T2">Jak poprzednio, z dużej litery, trzeba ujednolicić</text:span>X</text:p></office:annotation></text:span><text:a xlink:type="simple" xlink:href="http://pre02.deviantart.net/b808/th/pre/i/2016/285/8/1/rainbow_dash_by_xxuszatkaxx-dakrub2.png" text:style-name="Internet_20_link" text:visited-style-name="Visited_20_Internet_20_Link">obraz 1</text:a><office:annotation-end office:name="__Annotation__9_1360298023"/></text:p>
      <text:p text:style-name="P1"/>
      <text:p text:style-name="P1"><text:tab/>Anatomia na obrazie pierwszym jest prawidłowa - wszystkie części ciała są na swoim miejscu i mają odpowiednie proporcje. Początkowo może wydawać się, iż brakuje szyi, ale jest to efekt wynikający z przyjętej przez klacz pozy - oryginalnej i pomysłowej, widać, że artystka nie poszła na łatwiznę. Największą jej zaletą jest różnorodność - jedna noga zgięta, druga prosta. Podoba mi się również wyraz twarzy - wyciągnięcie języka i uśmiech pozwalają nam ustalić kontekst sceny pomimo braku tła: ciało kuca ułożyło się tak po przeprowadzeniu jakiegoś żartu, a nie z powodu strachu lub euforii. Cieniowanie również zostało dobrze wykonane.</text:p>
      <text:p text:style-name="P1">Nie podobają mi się dwie rzeczy: pierwsza to różowe pasy na policzkach i znajdujące się tuż obok nich draśnięcia, a druga to fakt, iż kuc odbija światło tak, jakby był z gumy. Nie rozwodzę się nad nimi, gdyż nie są one skutkiem niekompetencji autorki - pojawiają się one w każdym jej nowszym rysunku, więc z pewnością zauważyłaby je do tej pory i pozbyła się ich - tylko częścią stylu, jaki przyjęła.</text:p>
      <text:p text:style-name="P1"/>
      <text:p text:style-name="P2"><text:a xlink:type="simple" xlink:href="http://pre08.deviantart.net/a635/th/pre/i/2016/286/6/1/twillight_sparkle_by_xxuszatkaxx-dakv3sw.png" text:style-name="Internet_20_link" text:visited-style-name="Visited_20_Internet_20_Link"><text:span text:style-name="T1">rysunek2</text:span></text:a></text:p>
      <text:p text:style-name="P2"/>
      <text:p text:style-name="P1">Drugi rysunek przedstawia Księżniczkę Przyjaźni wołającą kogoś - prawdopodobnie Spike’a, aby przyniósł jej coś lub pomógł znaleźć jakąś rzecz w bibliotece. Uważam tak, gdyż wygląda spokojnie - gdyby potrzebowała jakiejś broni do pokonania kogoś, to najpewniej nie traciłaby czasu na odchylanie głowy i sama zaczęła się rozglądać. Anatomia została dobrze wykonana, tak samo jak wyraz twarzy, z którego odczytałem cały opisany powyżej kontekst dzieła. Poza nie jest aż tak trudna i oryginalna jak poprzednio, ale współgra z miną na pysku. Podoba mi się to, że artystka włożyła dużo pracy w oddanie szczegółów, o których często zapominają sami twórcy - linii kopyt. Udało się również ukazać to, że skrzydła kucy składają się z kilku warstw, co zwiększa poziom realistyczności dzieła. O gumowatości i rysach na pysku pisać nie będę, bo już to omówiłem.</text:p>
      <text:p text:style-name="P1"/>
      <text:p text:style-name="P2"><text:a xlink:type="simple" xlink:href="http://pre09.deviantart.net/05a2/th/pre/i/2016/288/e/d/_request__ylthin_by_xxuszatkaxx-dal3ajk.png" text:style-name="Internet_20_link" text:visited-style-name="Visited_20_Internet_20_Link"><text:span text:style-name="T1">dzieło3</text:span></text:a></text:p>
      <text:p text:style-name="P2"/>
      <text:p text:style-name="P1">Trzecie dzieło to płatny request użytkowniczki Ylthin. Nie zrażajcie się wymienionym w poprzednim zdaniu przymiotnikiem - cena rysunków Uszatki to tylko 100 punktów DA za rysunek, czyli 5 złoty i 27 groszy. Jak pewnie widać, jest to bardzo mała kwota (moglibyście za nią kupić najwyżej dwie gałki lodów), więc nie ma nad czym rozpaczać.</text:p>
      <text:p text:style-name="P1">Wróćmy do samego obrazu: jest on moim ulubionym dziełem, gdyż gumowatość najmniej rzuca się w oczy. Dzieje się tak dzięki białemu ubarwieniu włosów klaczy i żółtemu kolorowi jej grzywy. Anatomia została dobrze wykonana, podobnie jak ciekawa poza - kuc krzyżuje dwie przednie nogi, co w połączeniu ze spokojnym wyrazem pyska daje wrażenie, iż patrzy na jakiś piękny budynek, bądź widok - gdyby czekał na kogoś, to z pewnością byłby choć trochę zniecierpliwiony. Podoba mi się również kontrast pomiędzy ciemnym ubraniem bohaterki, a jasnym ubarwieniem jej ciała. Urozmaica to kolorystykę i ogranicza nudę. Podziękowania za to należą się nie tylko Uszatce, ale i właścicielce postaci.</text:p>
      <text:p text:style-name="P1"/>
      <text:p text:style-name="P2"><text:a xlink:type="simple" xlink:href="http://pre01.deviantart.net/88d8/th/pre/i/2016/295/d/2/_request__solar_ace_by_xxuszatkaxx-dalwalo.png" text:style-name="Internet_20_link" text:visited-style-name="Visited_20_Internet_20_Link"><text:span text:style-name="T1">obraz4</text:span></text:a></text:p>
      <text:p text:style-name="P2"/>
      <text:p text:style-name="P1">Obraz czwarty to kolejne płatne zamówienie - tym razem ukazany kuc ma na imię Solar Ace. Zacznę od tego, iż bardzo podoba mi się kontrast pomiędzy jasnoniebieskimi, mającymi wręcz kolor lodu częściami ciała, a pomarańczowo-brązową resztą. Poza ogiera nie jest oryginalna, ale dobrze wyszła i nie ma żadnych problemów z anatomią. Kuc zdaje się podziwiać coś - opuszczone, nienasłuchujące niczego uszy i uniesienie pyska wskazują na to, iż rzecz, która jest przez niego oglądana, ma dużą wysokość. Największą zaletę stanowią grzywa i ogon - są ku temu dwa powody. Pierwszy jest taki, że Uszatka nadała im objętość i oddała ich nieregularność, a drugi to to, iż sama je wymyśliła - w komentarzach na deviantart napisano, iż dzieło było rysowane na podstawie opisu, a zamawiający nie miał pomysłu na owe części ciała. Jest to dowód na pomysłowość artystki i jej umiejętność radzenia sobie w trudnych sytuacjach.</text:p>
      <text:p text:style-name="P1"/>
      <text:p text:style-name="P2">rysunek<text:a xlink:type="simple" xlink:href="http://pre06.deviantart.net/056b/th/pre/i/2016/351/1/7/_request__calevan_by_xxuszatkaxx-darysdl.png" text:style-name="Internet_20_link" text:visited-style-name="Visited_20_Internet_20_Link"><text:span text:style-name="T1">5</text:span></text:a></text:p>
      <text:p text:style-name="P2"/>
      <text:p text:style-name="P1">Piąty oceniany przeze mnie rysunek ukazuje OC’ka należącego do CalevaN’a podczas zabawy w berka. Myślę tak, gdyż: nogi bohatera są ułożone ukośnie, dynamicznie, przez co zdaje się on biegać, i ma głowę zwróconą do tyłu, jakby patrzył na osobę, która go goni. Z pewnością nie ucieka przed czymś, co zagrażałoby jego życiu - w takiej sytuacji nie traciłby czasu na odwracanie się, tylko galopował do przodu, co umacnia postawioną przeze mnie tezę. Podoba mi się rozmaitość, jaką wprowadza kolor zielony - ogier zdaje się nosić odblaski i słuchawki owej barwy na nogach i uszach, co ma prawdopodobnie chronić jego szare ciało i czarną grzywę przede potrąceniem. Ponownie podziękowania należą się nie tylko Uszatce, ale i właścicielowi bohatera. Anatomia jest poprawna, jeśli nie liczyć jednego szczegółu - zielonego języka, który CalevaN pokazuje berkowi - rozumiem, że chce być bezpieczny na drodze, ale na tej części ciała nikt odblasków nie wiesza.</text:p>
      <text:p text:style-name="P1"/>
      <text:p text:style-name="P2"><text:a xlink:type="simple" xlink:href="http://img03.deviantart.net/2e1c/i/2016/300/8/2/_request__riley_by_xxuszatkaxx-damgfcz.png" text:style-name="Internet_20_link" text:visited-style-name="Visited_20_Internet_20_Link"><text:span text:style-name="T1">dzieło6</text:span></text:a></text:p>
      <text:p text:style-name="P2"><text:soft-page-break/></text:p>
      <text:p text:style-name="P1">W dziele szóstym po raz kolejny dominuje szarość ciała, ale tym razem łączy się ona nie z białą, a z czarną grzywą, co znacząco ogranicza “efekt gumy” - zawdzięczać to trzeba nie tylko Uszatce, ale i właścicielowi OC’ka, który pojawia się na rysunku. Do gustu przypadła mi również poza - pegaz zdaje się być w końcowej fazie lądowania. Dowodzą tego: skierowany w dół pysk, jego wyraz, który dobrze oddaje uczucie skupienia i ostrożności, wyprostowane nogi i skrzydła, które są składane. Kolejną rzeczą, która podoba mi się w tym obrazie, jest szczegółowość, której przykładem jest to, iż nieśmiertelniki, które bohater nosi na szyi, zdają się być poruszane przez wiatr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914" meta:character-count="5780" meta:non-whitespace-character-count="4880"/>
    <meta:generator>LibreOfficeDev/5.1.0.3$Linux_X86_64 LibreOffice_project/</meta:generator>
  </office:meta>
</office:document-meta>
</file>